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7752" calcext:value-type="float">
            <text:p>-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416" calcext:value-type="float">
            <text:p>-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5832" calcext:value-type="float">
            <text:p>-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2304" calcext:value-type="float">
            <text:p>-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416" calcext:value-type="float">
            <text:p>-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316" calcext:value-type="float">
            <text:p>-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0008" calcext:value-type="float">
            <text:p>-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172" calcext:value-type="float">
            <text:p>-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5832" calcext:value-type="float">
            <text:p>-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9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7-1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228" calcext:value-type="float">
            <text:p>-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6664" calcext:value-type="float">
            <text:p>-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2384" calcext:value-type="float">
            <text:p>-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7832" calcext:value-type="float">
            <text:p>-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3176" calcext:value-type="float">
            <text:p>-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3176" calcext:value-type="float">
            <text:p>-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4888" calcext:value-type="float">
            <text:p>-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0296" calcext:value-type="float">
            <text:p>-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5976" calcext:value-type="float">
            <text:p>-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0528" calcext:value-type="float">
            <text:p>-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556" calcext:value-type="float">
            <text:p>-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6832" calcext:value-type="float">
            <text:p>-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984" calcext:value-type="float">
            <text:p>-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8376" calcext:value-type="float">
            <text:p>-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4096" calcext:value-type="float">
            <text:p>-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372" calcext:value-type="float">
            <text:p>-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3824" calcext:value-type="float">
            <text:p>-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0296" calcext:value-type="float">
            <text:p>-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7352" calcext:value-type="float">
            <text:p>-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8208" calcext:value-type="float">
            <text:p>-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6392" calcext:value-type="float">
            <text:p>-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2008" calcext:value-type="float">
            <text:p>-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2008" calcext:value-type="float">
            <text:p>-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1048" calcext:value-type="float">
            <text:p>-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9064" calcext:value-type="float">
            <text:p>-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9064" calcext:value-type="float">
            <text:p>-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7352" calcext:value-type="float">
            <text:p>-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2008" calcext:value-type="float">
            <text:p>-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2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184" calcext:value-type="float">
            <text:p>-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0816" calcext:value-type="float">
            <text:p>-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0816" calcext:value-type="float">
            <text:p>-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8728" calcext:value-type="float">
            <text:p>-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9792" calcext:value-type="float">
            <text:p>-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096" calcext:value-type="float">
            <text:p>-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096" calcext:value-type="float">
            <text:p>-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144" calcext:value-type="float">
            <text:p>-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86784" calcext:value-type="float">
            <text:p>-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7848" calcext:value-type="float">
            <text:p>-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8432" calcext:value-type="float">
            <text:p>-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2648" calcext:value-type="float">
            <text:p>-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3232" calcext:value-type="float">
            <text:p>-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3064" calcext:value-type="float">
            <text:p>-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7448" calcext:value-type="float">
            <text:p>-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9744" calcext:value-type="float">
            <text:p>-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016" calcext:value-type="float">
            <text:p>-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69408" calcext:value-type="float">
            <text:p>-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9888" calcext:value-type="float">
            <text:p>-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9512" calcext:value-type="float">
            <text:p>-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3416" calcext:value-type="float">
            <text:p>-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208" calcext:value-type="float">
            <text:p>-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4648" calcext:value-type="float">
            <text:p>-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38928" calcext:value-type="float">
            <text:p>-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02352" calcext:value-type="float">
            <text:p>-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81016" calcext:value-type="float">
            <text:p>-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0056" calcext:value-type="float">
            <text:p>-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3376" calcext:value-type="float">
            <text:p>-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2312" calcext:value-type="float">
            <text:p>-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724" calcext:value-type="float">
            <text:p>-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34" calcext:value-type="float">
            <text:p>-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95928" calcext:value-type="float">
            <text:p>-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3216" calcext:value-type="float">
            <text:p>-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8416" calcext:value-type="float">
            <text:p>-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852" calcext:value-type="float">
            <text:p>-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7664" calcext:value-type="float">
            <text:p>-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1296" calcext:value-type="float">
            <text:p>-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2256" calcext:value-type="float">
            <text:p>-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1296" calcext:value-type="float">
            <text:p>-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3968" calcext:value-type="float">
            <text:p>-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8728" calcext:value-type="float">
            <text:p>-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1296" calcext:value-type="float">
            <text:p>-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2256" calcext:value-type="float">
            <text:p>-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2088" calcext:value-type="float">
            <text:p>-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2192" calcext:value-type="float">
            <text:p>-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0584" calcext:value-type="float">
            <text:p>-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0544" calcext:value-type="float">
            <text:p>-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092" calcext:value-type="float">
            <text:p>-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4824" calcext:value-type="float">
            <text:p>-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6264" calcext:value-type="float">
            <text:p>-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9312" calcext:value-type="float">
            <text:p>-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8456" calcext:value-type="float">
            <text:p>-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4928" calcext:value-type="float">
            <text:p>-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14" calcext:value-type="float">
            <text:p>-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0376" calcext:value-type="float">
            <text:p>-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7432" calcext:value-type="float">
            <text:p>-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0584" calcext:value-type="float">
            <text:p>-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6576" calcext:value-type="float">
            <text:p>-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0856" calcext:value-type="float">
            <text:p>-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428" calcext:value-type="float">
            <text:p>-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048" calcext:value-type="float">
            <text:p>-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524" calcext:value-type="float">
            <text:p>-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0208" calcext:value-type="float">
            <text:p>-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336" calcext:value-type="float">
            <text:p>-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0792" calcext:value-type="float">
            <text:p>-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1376" calcext:value-type="float">
            <text:p>-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0792" calcext:value-type="float">
            <text:p>-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3632" calcext:value-type="float">
            <text:p>-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5136" calcext:value-type="float">
            <text:p>-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2568" calcext:value-type="float">
            <text:p>-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1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7704" calcext:value-type="float">
            <text:p>-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476" calcext:value-type="float">
            <text:p>-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096" calcext:value-type="float">
            <text:p>-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524" calcext:value-type="float">
            <text:p>-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7328" calcext:value-type="float">
            <text:p>-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0376" calcext:value-type="float">
            <text:p>-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6472" calcext:value-type="float">
            <text:p>-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1816" calcext:value-type="float">
            <text:p>-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6368" calcext:value-type="float">
            <text:p>-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6744" calcext:value-type="float">
            <text:p>-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0272" calcext:value-type="float">
            <text:p>-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0856" calcext:value-type="float">
            <text:p>-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5572" calcext:value-type="float">
            <text:p>-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8664" calcext:value-type="float">
            <text:p>-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7808" calcext:value-type="float">
            <text:p>-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3424" calcext:value-type="float">
            <text:p>-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7808" calcext:value-type="float">
            <text:p>-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952" calcext:value-type="float">
            <text:p>-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7432" calcext:value-type="float">
            <text:p>-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71544" calcext:value-type="float">
            <text:p>-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4488" calcext:value-type="float">
            <text:p>-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7704" calcext:value-type="float">
            <text:p>-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4656" calcext:value-type="float">
            <text:p>-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2568" calcext:value-type="float">
            <text:p>-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2944" calcext:value-type="float">
            <text:p>-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4552" calcext:value-type="float">
            <text:p>-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38" calcext:value-type="float">
            <text:p>-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2088" calcext:value-type="float">
            <text:p>-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5616" calcext:value-type="float">
            <text:p>-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6952" calcext:value-type="float">
            <text:p>-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6576" calcext:value-type="float">
            <text:p>-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4384" calcext:value-type="float">
            <text:p>-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2192" calcext:value-type="float">
            <text:p>-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11168" calcext:value-type="float">
            <text:p>-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98392" calcext:value-type="float">
            <text:p>-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9896" calcext:value-type="float">
            <text:p>-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7496" calcext:value-type="float">
            <text:p>-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616" calcext:value-type="float">
            <text:p>-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0168" calcext:value-type="float">
            <text:p>-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7704" calcext:value-type="float">
            <text:p>-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5032" calcext:value-type="float">
            <text:p>-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4176" calcext:value-type="float">
            <text:p>-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0168" calcext:value-type="float">
            <text:p>-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3112" calcext:value-type="float">
            <text:p>-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8624" calcext:value-type="float">
            <text:p>-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7288" calcext:value-type="float">
            <text:p>-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8728" calcext:value-type="float">
            <text:p>-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7496" calcext:value-type="float">
            <text:p>-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6536" calcext:value-type="float">
            <text:p>-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9104" calcext:value-type="float">
            <text:p>-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8144" calcext:value-type="float">
            <text:p>-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2152" calcext:value-type="float">
            <text:p>-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3384" calcext:value-type="float">
            <text:p>-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1568" calcext:value-type="float">
            <text:p>-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9376" calcext:value-type="float">
            <text:p>-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328" calcext:value-type="float">
            <text:p>-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1672" calcext:value-type="float">
            <text:p>-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852" calcext:value-type="float">
            <text:p>-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092" calcext:value-type="float">
            <text:p>-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6432" calcext:value-type="float">
            <text:p>-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6056" calcext:value-type="float">
            <text:p>-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3864" calcext:value-type="float">
            <text:p>-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328" calcext:value-type="float">
            <text:p>-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424" calcext:value-type="float">
            <text:p>-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2048" calcext:value-type="float">
            <text:p>-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0232" calcext:value-type="float">
            <text:p>-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0232" calcext:value-type="float">
            <text:p>-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5408" calcext:value-type="float">
            <text:p>-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4448" calcext:value-type="float">
            <text:p>-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9312" calcext:value-type="float">
            <text:p>-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8352" calcext:value-type="float">
            <text:p>-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904" calcext:value-type="float">
            <text:p>-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8352" calcext:value-type="float">
            <text:p>-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3216" calcext:value-type="float">
            <text:p>-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664" calcext:value-type="float">
            <text:p>-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8144" calcext:value-type="float">
            <text:p>-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9856" calcext:value-type="float">
            <text:p>-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2528" calcext:value-type="float">
            <text:p>-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1776" calcext:value-type="float">
            <text:p>-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4448" calcext:value-type="float">
            <text:p>-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332" calcext:value-type="float">
            <text:p>-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6848" calcext:value-type="float">
            <text:p>-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1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428" calcext:value-type="float">
            <text:p>-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8352" calcext:value-type="float">
            <text:p>-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9584" calcext:value-type="float">
            <text:p>-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7872" calcext:value-type="float">
            <text:p>-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616" calcext:value-type="float">
            <text:p>-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4928" calcext:value-type="float">
            <text:p>-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2568" calcext:value-type="float">
            <text:p>-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3424" calcext:value-type="float">
            <text:p>-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668" calcext:value-type="float">
            <text:p>-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75176" calcext:value-type="float">
            <text:p>-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052" calcext:value-type="float">
            <text:p>-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956" calcext:value-type="float">
            <text:p>-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98392" calcext:value-type="float">
            <text:p>-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7536" calcext:value-type="float">
            <text:p>-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6576" calcext:value-type="float">
            <text:p>-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4656" calcext:value-type="float">
            <text:p>-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3592" calcext:value-type="float">
            <text:p>-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5576" calcext:value-type="float">
            <text:p>-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9272" calcext:value-type="float">
            <text:p>-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9272" calcext:value-type="float">
            <text:p>-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4992" calcext:value-type="float">
            <text:p>-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6536" calcext:value-type="float">
            <text:p>-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1568" calcext:value-type="float">
            <text:p>-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5848" calcext:value-type="float">
            <text:p>-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9376" calcext:value-type="float">
            <text:p>-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4032" calcext:value-type="float">
            <text:p>-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7288" calcext:value-type="float">
            <text:p>-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712" calcext:value-type="float">
            <text:p>-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5408" calcext:value-type="float">
            <text:p>-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4448" calcext:value-type="float">
            <text:p>-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2632" calcext:value-type="float">
            <text:p>-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044" calcext:value-type="float">
            <text:p>-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6432" calcext:value-type="float">
            <text:p>-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3864" calcext:value-type="float">
            <text:p>-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188" calcext:value-type="float">
            <text:p>-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6472" calcext:value-type="float">
            <text:p>-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8184" calcext:value-type="float">
            <text:p>-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7704" calcext:value-type="float">
            <text:p>-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3968" calcext:value-type="float">
            <text:p>-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8248" calcext:value-type="float">
            <text:p>-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5304" calcext:value-type="float">
            <text:p>-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0168" calcext:value-type="float">
            <text:p>-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4656" calcext:value-type="float">
            <text:p>-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2944" calcext:value-type="float">
            <text:p>-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3048" calcext:value-type="float">
            <text:p>-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1816" calcext:value-type="float">
            <text:p>-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92296" calcext:value-type="float">
            <text:p>-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3424" calcext:value-type="float">
            <text:p>-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3968" calcext:value-type="float">
            <text:p>-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3488" calcext:value-type="float">
            <text:p>-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6536" calcext:value-type="float">
            <text:p>-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2736" calcext:value-type="float">
            <text:p>-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808" calcext:value-type="float">
            <text:p>-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78936" calcext:value-type="float">
            <text:p>-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0648" calcext:value-type="float">
            <text:p>-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2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7184" calcext:value-type="float">
            <text:p>-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5056" calcext:value-type="float">
            <text:p>-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1632" calcext:value-type="float">
            <text:p>-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8208" calcext:value-type="float">
            <text:p>-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4616" calcext:value-type="float">
            <text:p>-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0064" calcext:value-type="float">
            <text:p>-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0544" calcext:value-type="float">
            <text:p>-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6952" calcext:value-type="float">
            <text:p>-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6096" calcext:value-type="float">
            <text:p>-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0272" calcext:value-type="float">
            <text:p>-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7328" calcext:value-type="float">
            <text:p>-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0104" calcext:value-type="float">
            <text:p>-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7704" calcext:value-type="float">
            <text:p>-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6848" calcext:value-type="float">
            <text:p>-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664" calcext:value-type="float">
            <text:p>-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1776" calcext:value-type="float">
            <text:p>-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7768" calcext:value-type="float">
            <text:p>-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7496" calcext:value-type="float">
            <text:p>-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0984" calcext:value-type="float">
            <text:p>-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6976" calcext:value-type="float">
            <text:p>-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2112" calcext:value-type="float">
            <text:p>-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3072" calcext:value-type="float">
            <text:p>-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4096" calcext:value-type="float">
            <text:p>-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0944" calcext:value-type="float">
            <text:p>-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9336" calcext:value-type="float">
            <text:p>-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4576" calcext:value-type="float">
            <text:p>-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1904" calcext:value-type="float">
            <text:p>-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5224" calcext:value-type="float">
            <text:p>-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984" calcext:value-type="float">
            <text:p>-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416" calcext:value-type="float">
            <text:p>-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8272" calcext:value-type="float">
            <text:p>-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4744" calcext:value-type="float">
            <text:p>-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9232" calcext:value-type="float">
            <text:p>-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416" calcext:value-type="float">
            <text:p>-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5976" calcext:value-type="float">
            <text:p>-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21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6184" calcext:value-type="float">
            <text:p>-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9608" calcext:value-type="float">
            <text:p>-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712" calcext:value-type="float">
            <text:p>-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6208" calcext:value-type="float">
            <text:p>-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1824" calcext:value-type="float">
            <text:p>-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7064" calcext:value-type="float">
            <text:p>-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5624" calcext:value-type="float">
            <text:p>-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0968" calcext:value-type="float">
            <text:p>-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712" calcext:value-type="float">
            <text:p>-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8232" calcext:value-type="float">
            <text:p>-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9128" calcext:value-type="float">
            <text:p>-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9232" calcext:value-type="float">
            <text:p>-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1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2384" calcext:value-type="float">
            <text:p>-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6288" calcext:value-type="float">
            <text:p>-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1904" calcext:value-type="float">
            <text:p>-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4472" calcext:value-type="float">
            <text:p>-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4096" calcext:value-type="float">
            <text:p>-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896" calcext:value-type="float">
            <text:p>-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9272" calcext:value-type="float">
            <text:p>-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3344" calcext:value-type="float">
            <text:p>-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276" calcext:value-type="float">
            <text:p>-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6392" calcext:value-type="float">
            <text:p>-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7352" calcext:value-type="float">
            <text:p>-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1736" calcext:value-type="float">
            <text:p>-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5056" calcext:value-type="float">
            <text:p>-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1256" calcext:value-type="float">
            <text:p>-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564" calcext:value-type="float">
            <text:p>-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4304" calcext:value-type="float">
            <text:p>-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9544" calcext:value-type="float">
            <text:p>-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7352" calcext:value-type="float">
            <text:p>-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8208" calcext:value-type="float">
            <text:p>-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1632" calcext:value-type="float">
            <text:p>-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4784" calcext:value-type="float">
            <text:p>-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4512" calcext:value-type="float">
            <text:p>-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2864" calcext:value-type="float">
            <text:p>-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8208" calcext:value-type="float">
            <text:p>-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1736" calcext:value-type="float">
            <text:p>-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9272" calcext:value-type="float">
            <text:p>-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7184" calcext:value-type="float">
            <text:p>-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2424" calcext:value-type="float">
            <text:p>-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8208" calcext:value-type="float">
            <text:p>-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8312" calcext:value-type="float">
            <text:p>-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8416" calcext:value-type="float">
            <text:p>-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5472" calcext:value-type="float">
            <text:p>-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8416" calcext:value-type="float">
            <text:p>-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0608" calcext:value-type="float">
            <text:p>-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1568" calcext:value-type="float">
            <text:p>-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376" calcext:value-type="float">
            <text:p>-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0816" calcext:value-type="float">
            <text:p>-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6536" calcext:value-type="float">
            <text:p>-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472" calcext:value-type="float">
            <text:p>-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4136" calcext:value-type="float">
            <text:p>-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948" calcext:value-type="float">
            <text:p>-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996" calcext:value-type="float">
            <text:p>-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472" calcext:value-type="float">
            <text:p>-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1672" calcext:value-type="float">
            <text:p>-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7328" calcext:value-type="float">
            <text:p>-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4864" calcext:value-type="float">
            <text:p>-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2464" calcext:value-type="float">
            <text:p>-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1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0272" calcext:value-type="float">
            <text:p>-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6472" calcext:value-type="float">
            <text:p>-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41064" calcext:value-type="float">
            <text:p>-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2984" calcext:value-type="float">
            <text:p>-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4488" calcext:value-type="float">
            <text:p>-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4716" calcext:value-type="float">
            <text:p>-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7764" calcext:value-type="float">
            <text:p>-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5864" calcext:value-type="float">
            <text:p>-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4672" calcext:value-type="float">
            <text:p>-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1416" calcext:value-type="float">
            <text:p>-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0936" calcext:value-type="float">
            <text:p>-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5424" calcext:value-type="float">
            <text:p>-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4128" calcext:value-type="float">
            <text:p>-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7552" calcext:value-type="float">
            <text:p>-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916" calcext:value-type="float">
            <text:p>-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8408" calcext:value-type="float">
            <text:p>-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1936" calcext:value-type="float">
            <text:p>-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8888" calcext:value-type="float">
            <text:p>-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3" calcext:value-type="float">
            <text:p>-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8992" calcext:value-type="float">
            <text:p>-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7176" calcext:value-type="float">
            <text:p>-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4128" calcext:value-type="float">
            <text:p>-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3064" calcext:value-type="float">
            <text:p>-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5424" calcext:value-type="float">
            <text:p>-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8" calcext:value-type="float">
            <text:p>-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0144" calcext:value-type="float">
            <text:p>-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5968" calcext:value-type="float">
            <text:p>-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8096" calcext:value-type="float">
            <text:p>-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1352" calcext:value-type="float">
            <text:p>-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08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7872" calcext:value-type="float">
            <text:p>-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5576" calcext:value-type="float">
            <text:p>-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568" calcext:value-type="float">
            <text:p>-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0544" calcext:value-type="float">
            <text:p>-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7976" calcext:value-type="float">
            <text:p>-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2632" calcext:value-type="float">
            <text:p>-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9104" calcext:value-type="float">
            <text:p>-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3384" calcext:value-type="float">
            <text:p>-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424" calcext:value-type="float">
            <text:p>-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3552" calcext:value-type="float">
            <text:p>-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9648" calcext:value-type="float">
            <text:p>-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8312" calcext:value-type="float">
            <text:p>-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1736" calcext:value-type="float">
            <text:p>-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2112" calcext:value-type="float">
            <text:p>-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9648" calcext:value-type="float">
            <text:p>-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6704" calcext:value-type="float">
            <text:p>-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3448" calcext:value-type="float">
            <text:p>-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3072" calcext:value-type="float">
            <text:p>-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564" calcext:value-type="float">
            <text:p>-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6976" calcext:value-type="float">
            <text:p>-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0128" calcext:value-type="float">
            <text:p>-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1464" calcext:value-type="float">
            <text:p>-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804" calcext:value-type="float">
            <text:p>-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8144" calcext:value-type="float">
            <text:p>-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5744" calcext:value-type="float">
            <text:p>-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2696" calcext:value-type="float">
            <text:p>-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5472" calcext:value-type="float">
            <text:p>-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6328" calcext:value-type="float">
            <text:p>-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4512" calcext:value-type="float">
            <text:p>-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708" calcext:value-type="float">
            <text:p>-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6432" calcext:value-type="float">
            <text:p>-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7936" calcext:value-type="float">
            <text:p>-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5744" calcext:value-type="float">
            <text:p>-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3176" calcext:value-type="float">
            <text:p>-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7456" calcext:value-type="float">
            <text:p>-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8208" calcext:value-type="float">
            <text:p>-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0296" calcext:value-type="float">
            <text:p>-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1152" calcext:value-type="float">
            <text:p>-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6872" calcext:value-type="float">
            <text:p>-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516" calcext:value-type="float">
            <text:p>-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6976" calcext:value-type="float">
            <text:p>-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1736" calcext:value-type="float">
            <text:p>-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0776" calcext:value-type="float">
            <text:p>-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7728" calcext:value-type="float">
            <text:p>-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4304" calcext:value-type="float">
            <text:p>-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9336" calcext:value-type="float">
            <text:p>-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4512" calcext:value-type="float">
            <text:p>-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6496" calcext:value-type="float">
            <text:p>-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5432" calcext:value-type="float">
            <text:p>-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848" calcext:value-type="float">
            <text:p>-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4952" calcext:value-type="float">
            <text:p>-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9816" calcext:value-type="float">
            <text:p>-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9336" calcext:value-type="float">
            <text:p>-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276" calcext:value-type="float">
            <text:p>-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2864" calcext:value-type="float">
            <text:p>-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896" calcext:value-type="float">
            <text:p>-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7832" calcext:value-type="float">
            <text:p>-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4304" calcext:value-type="float">
            <text:p>-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3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7896" calcext:value-type="float">
            <text:p>-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9608" calcext:value-type="float">
            <text:p>-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8376" calcext:value-type="float">
            <text:p>-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1216" calcext:value-type="float">
            <text:p>-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7752" calcext:value-type="float">
            <text:p>-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712" calcext:value-type="float">
            <text:p>-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712" calcext:value-type="float">
            <text:p>-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0152" calcext:value-type="float">
            <text:p>-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0-2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3576" calcext:value-type="float">
            <text:p>-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7752" calcext:value-type="float">
            <text:p>-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9192" calcext:value-type="float">
            <text:p>-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4096" calcext:value-type="float">
            <text:p>-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9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1048" calcext:value-type="float">
            <text:p>-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416" calcext:value-type="float">
            <text:p>-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0592" calcext:value-type="float">
            <text:p>-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8088" calcext:value-type="float">
            <text:p>-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3704" calcext:value-type="float">
            <text:p>-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4936" calcext:value-type="float">
            <text:p>-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3056" calcext:value-type="float">
            <text:p>-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2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536" calcext:value-type="float">
            <text:p>-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98" calcext:value-type="float">
            <text:p>-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22" calcext:value-type="float">
            <text:p>-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316" calcext:value-type="float">
            <text:p>-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0968" calcext:value-type="float">
            <text:p>-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316" calcext:value-type="float">
            <text:p>-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3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556" calcext:value-type="float">
            <text:p>-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7752" calcext:value-type="float">
            <text:p>-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2928" calcext:value-type="float">
            <text:p>-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1904" calcext:value-type="float">
            <text:p>-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6288" calcext:value-type="float">
            <text:p>-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1528" calcext:value-type="float">
            <text:p>-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0944" calcext:value-type="float">
            <text:p>-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3888" calcext:value-type="float">
            <text:p>-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0528" calcext:value-type="float">
            <text:p>-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3096" calcext:value-type="float">
            <text:p>-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0088" calcext:value-type="float">
            <text:p>-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4472" calcext:value-type="float">
            <text:p>-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4576" calcext:value-type="float">
            <text:p>-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568" calcext:value-type="float">
            <text:p>-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276" calcext:value-type="float">
            <text:p>-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18" calcext:value-type="float">
            <text:p>-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6184" calcext:value-type="float">
            <text:p>-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5976" calcext:value-type="float">
            <text:p>-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4744" calcext:value-type="float">
            <text:p>-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984" calcext:value-type="float">
            <text:p>-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3136" calcext:value-type="float">
            <text:p>-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1632" calcext:value-type="float">
            <text:p>-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29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4096" calcext:value-type="float">
            <text:p>-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8856" calcext:value-type="float">
            <text:p>-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3824" calcext:value-type="float">
            <text:p>-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468" calcext:value-type="float">
            <text:p>-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3928" calcext:value-type="float">
            <text:p>-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2216" calcext:value-type="float">
            <text:p>-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9752" calcext:value-type="float">
            <text:p>-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188" calcext:value-type="float">
            <text:p>-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0272" calcext:value-type="float">
            <text:p>-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7704" calcext:value-type="float">
            <text:p>-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4488" calcext:value-type="float">
            <text:p>-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4864" calcext:value-type="float">
            <text:p>-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336" calcext:value-type="float">
            <text:p>-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816" calcext:value-type="float">
            <text:p>-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768" calcext:value-type="float">
            <text:p>-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388" calcext:value-type="float">
            <text:p>-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1896" calcext:value-type="float">
            <text:p>-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8368" calcext:value-type="float">
            <text:p>-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7512" calcext:value-type="float">
            <text:p>-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5424" calcext:value-type="float">
            <text:p>-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2752" calcext:value-type="float">
            <text:p>-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484" calcext:value-type="float">
            <text:p>-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7032" calcext:value-type="float">
            <text:p>-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6552" calcext:value-type="float">
            <text:p>-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0248" calcext:value-type="float">
            <text:p>-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528" calcext:value-type="float">
            <text:p>-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92296" calcext:value-type="float">
            <text:p>-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5304" calcext:value-type="float">
            <text:p>-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6056" calcext:value-type="float">
            <text:p>-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228" calcext:value-type="float">
            <text:p>-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6288" calcext:value-type="float">
            <text:p>-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7144" calcext:value-type="float">
            <text:p>-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468" calcext:value-type="float">
            <text:p>-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6184" calcext:value-type="float">
            <text:p>-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2-02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9232" calcext:value-type="float">
            <text:p>-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896" calcext:value-type="float">
            <text:p>-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7352" calcext:value-type="float">
            <text:p>-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5744" calcext:value-type="float">
            <text:p>-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4784" calcext:value-type="float">
            <text:p>-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3928" calcext:value-type="float">
            <text:p>-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2904" calcext:value-type="float">
            <text:p>-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756" calcext:value-type="float">
            <text:p>-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1944" calcext:value-type="float">
            <text:p>-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328" calcext:value-type="float">
            <text:p>-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0984" calcext:value-type="float">
            <text:p>-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8416" calcext:value-type="float">
            <text:p>-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9752" calcext:value-type="float">
            <text:p>-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8312" calcext:value-type="float">
            <text:p>-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9544" calcext:value-type="float">
            <text:p>-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1632" calcext:value-type="float">
            <text:p>-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3448" calcext:value-type="float">
            <text:p>-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7352" calcext:value-type="float">
            <text:p>-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2384" calcext:value-type="float">
            <text:p>-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248" calcext:value-type="float">
            <text:p>-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896" calcext:value-type="float">
            <text:p>-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2008" calcext:value-type="float">
            <text:p>-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4096" calcext:value-type="float">
            <text:p>-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2384" calcext:value-type="float">
            <text:p>-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0024" calcext:value-type="float">
            <text:p>-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9064" calcext:value-type="float">
            <text:p>-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4784" calcext:value-type="float">
            <text:p>-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5264" calcext:value-type="float">
            <text:p>-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3448" calcext:value-type="float">
            <text:p>-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3552" calcext:value-type="float">
            <text:p>-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9752" calcext:value-type="float">
            <text:p>-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8416" calcext:value-type="float">
            <text:p>-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8312" calcext:value-type="float">
            <text:p>-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8688" calcext:value-type="float">
            <text:p>-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3072" calcext:value-type="float">
            <text:p>-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612" calcext:value-type="float">
            <text:p>-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5264" calcext:value-type="float">
            <text:p>-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0128" calcext:value-type="float">
            <text:p>-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7456" calcext:value-type="float">
            <text:p>-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3176" calcext:value-type="float">
            <text:p>-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708" calcext:value-type="float">
            <text:p>-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9648" calcext:value-type="float">
            <text:p>-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08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4744" calcext:value-type="float">
            <text:p>-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544" calcext:value-type="float">
            <text:p>-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9192" calcext:value-type="float">
            <text:p>-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556" calcext:value-type="float">
            <text:p>-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604" calcext:value-type="float">
            <text:p>-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26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6184" calcext:value-type="float">
            <text:p>-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9816" calcext:value-type="float">
            <text:p>-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18" calcext:value-type="float">
            <text:p>-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0528" calcext:value-type="float">
            <text:p>-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4472" calcext:value-type="float">
            <text:p>-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1048" calcext:value-type="float">
            <text:p>-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6664" calcext:value-type="float">
            <text:p>-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8088" calcext:value-type="float">
            <text:p>-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4184" calcext:value-type="float">
            <text:p>-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5624" calcext:value-type="float">
            <text:p>-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0384" calcext:value-type="float">
            <text:p>-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5144" calcext:value-type="float">
            <text:p>-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4184" calcext:value-type="float">
            <text:p>-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4936" calcext:value-type="float">
            <text:p>-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2744" calcext:value-type="float">
            <text:p>-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2368" calcext:value-type="float">
            <text:p>-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9424" calcext:value-type="float">
            <text:p>-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268" calcext:value-type="float">
            <text:p>-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9048" calcext:value-type="float">
            <text:p>-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5624" calcext:value-type="float">
            <text:p>-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8192" calcext:value-type="float">
            <text:p>-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0656" calcext:value-type="float">
            <text:p>-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8-11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9696" calcext:value-type="float">
            <text:p>-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904" calcext:value-type="float">
            <text:p>-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7232" calcext:value-type="float">
            <text:p>-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4768" calcext:value-type="float">
            <text:p>-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0592" calcext:value-type="float">
            <text:p>-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8024" calcext:value-type="float">
            <text:p>-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5832" calcext:value-type="float">
            <text:p>-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0968" calcext:value-type="float">
            <text:p>-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0112" calcext:value-type="float">
            <text:p>-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3304" calcext:value-type="float">
            <text:p>-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5224" calcext:value-type="float">
            <text:p>-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2656" calcext:value-type="float">
            <text:p>-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2656" calcext:value-type="float">
            <text:p>-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3136" calcext:value-type="float">
            <text:p>-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568" calcext:value-type="float">
            <text:p>-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1528" calcext:value-type="float">
            <text:p>-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6288" calcext:value-type="float">
            <text:p>-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0088" calcext:value-type="float">
            <text:p>-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9608" calcext:value-type="float">
            <text:p>-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0088" calcext:value-type="float">
            <text:p>-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9336" calcext:value-type="float">
            <text:p>-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0192" calcext:value-type="float">
            <text:p>-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4472" calcext:value-type="float">
            <text:p>-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3136" calcext:value-type="float">
            <text:p>-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2008" calcext:value-type="float">
            <text:p>-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708" calcext:value-type="float">
            <text:p>-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3072" calcext:value-type="float">
            <text:p>-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564" calcext:value-type="float">
            <text:p>-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3176" calcext:value-type="float">
            <text:p>-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12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2696" calcext:value-type="float">
            <text:p>-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8312" calcext:value-type="float">
            <text:p>-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8688" calcext:value-type="float">
            <text:p>-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4408" calcext:value-type="float">
            <text:p>-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6704" calcext:value-type="float">
            <text:p>-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1464" calcext:value-type="float">
            <text:p>-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6704" calcext:value-type="float">
            <text:p>-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4992" calcext:value-type="float">
            <text:p>-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1568" calcext:value-type="float">
            <text:p>-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2904" calcext:value-type="float">
            <text:p>-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2904" calcext:value-type="float">
            <text:p>-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4616" calcext:value-type="float">
            <text:p>-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3384" calcext:value-type="float">
            <text:p>-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8624" calcext:value-type="float">
            <text:p>-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8624" calcext:value-type="float">
            <text:p>-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5952" calcext:value-type="float">
            <text:p>-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044" calcext:value-type="float">
            <text:p>-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3488" calcext:value-type="float">
            <text:p>-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044" calcext:value-type="float">
            <text:p>-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2152" calcext:value-type="float">
            <text:p>-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472" calcext:value-type="float">
            <text:p>-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6056" calcext:value-type="float">
            <text:p>-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8728" calcext:value-type="float">
            <text:p>-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7016" calcext:value-type="float">
            <text:p>-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7872" calcext:value-type="float">
            <text:p>-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2256" calcext:value-type="float">
            <text:p>-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14" calcext:value-type="float">
            <text:p>-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7872" calcext:value-type="float">
            <text:p>-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1776" calcext:value-type="float">
            <text:p>-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2632" calcext:value-type="float">
            <text:p>-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2632" calcext:value-type="float">
            <text:p>-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092" calcext:value-type="float">
            <text:p>-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1776" calcext:value-type="float">
            <text:p>-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2736" calcext:value-type="float">
            <text:p>-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8456" calcext:value-type="float">
            <text:p>-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1024" calcext:value-type="float">
            <text:p>-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236" calcext:value-type="float">
            <text:p>-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1608" calcext:value-type="float">
            <text:p>-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1232" calcext:value-type="float">
            <text:p>-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7808" calcext:value-type="float">
            <text:p>-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3152" calcext:value-type="float">
            <text:p>-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6848" calcext:value-type="float">
            <text:p>-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236" calcext:value-type="float">
            <text:p>-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4656" calcext:value-type="float">
            <text:p>-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3424" calcext:value-type="float">
            <text:p>-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476" calcext:value-type="float">
            <text:p>-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8288" calcext:value-type="float">
            <text:p>-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096" calcext:value-type="float">
            <text:p>-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3904" calcext:value-type="float">
            <text:p>-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5408" calcext:value-type="float">
            <text:p>-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4552" calcext:value-type="float">
            <text:p>-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7808" calcext:value-type="float">
            <text:p>-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6096" calcext:value-type="float">
            <text:p>-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6096" calcext:value-type="float">
            <text:p>-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1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3256" calcext:value-type="float">
            <text:p>-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952" calcext:value-type="float">
            <text:p>-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7704" calcext:value-type="float">
            <text:p>-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4072" calcext:value-type="float">
            <text:p>-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1504" calcext:value-type="float">
            <text:p>-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1608" calcext:value-type="float">
            <text:p>-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9792" calcext:value-type="float">
            <text:p>-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4552" calcext:value-type="float">
            <text:p>-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3216" calcext:value-type="float">
            <text:p>-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8832" calcext:value-type="float">
            <text:p>-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8352" calcext:value-type="float">
            <text:p>-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3488" calcext:value-type="float">
            <text:p>-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3864" calcext:value-type="float">
            <text:p>-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4448" calcext:value-type="float">
            <text:p>-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4176" calcext:value-type="float">
            <text:p>-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0752" calcext:value-type="float">
            <text:p>-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2944" calcext:value-type="float">
            <text:p>-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5136" calcext:value-type="float">
            <text:p>-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856" calcext:value-type="float">
            <text:p>-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808" calcext:value-type="float">
            <text:p>-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9792" calcext:value-type="float">
            <text:p>-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0168" calcext:value-type="float">
            <text:p>-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5784" calcext:value-type="float">
            <text:p>-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6264" calcext:value-type="float">
            <text:p>-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0168" calcext:value-type="float">
            <text:p>-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7496" calcext:value-type="float">
            <text:p>-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6264" calcext:value-type="float">
            <text:p>-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188" calcext:value-type="float">
            <text:p>-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5408" calcext:value-type="float">
            <text:p>-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0648" calcext:value-type="float">
            <text:p>-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4176" calcext:value-type="float">
            <text:p>-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7432" calcext:value-type="float">
            <text:p>-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3424" calcext:value-type="float">
            <text:p>-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9896" calcext:value-type="float">
            <text:p>-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3424" calcext:value-type="float">
            <text:p>-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0544" calcext:value-type="float">
            <text:p>-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1296" calcext:value-type="float">
            <text:p>-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9" calcext:value-type="float">
            <text:p>-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6808" calcext:value-type="float">
            <text:p>-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092" calcext:value-type="float">
            <text:p>-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03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904" calcext:value-type="float">
            <text:p>-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4552" calcext:value-type="float">
            <text:p>-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2464" calcext:value-type="float">
            <text:p>-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5512" calcext:value-type="float">
            <text:p>-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3424" calcext:value-type="float">
            <text:p>-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4552" calcext:value-type="float">
            <text:p>-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0064" calcext:value-type="float">
            <text:p>-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2256" calcext:value-type="float">
            <text:p>-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6912" calcext:value-type="float">
            <text:p>-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4616" calcext:value-type="float">
            <text:p>-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8416" calcext:value-type="float">
            <text:p>-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424" calcext:value-type="float">
            <text:p>-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948" calcext:value-type="float">
            <text:p>-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5576" calcext:value-type="float">
            <text:p>-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4616" calcext:value-type="float">
            <text:p>-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1192" calcext:value-type="float">
            <text:p>-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4824" calcext:value-type="float">
            <text:p>-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1296" calcext:value-type="float">
            <text:p>-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5304" calcext:value-type="float">
            <text:p>-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3592" calcext:value-type="float">
            <text:p>-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8624" calcext:value-type="float">
            <text:p>-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6432" calcext:value-type="float">
            <text:p>-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0336" calcext:value-type="float">
            <text:p>-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5952" calcext:value-type="float">
            <text:p>-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852" calcext:value-type="float">
            <text:p>-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804" calcext:value-type="float">
            <text:p>-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948" calcext:value-type="float">
            <text:p>-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8248" calcext:value-type="float">
            <text:p>-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1464" calcext:value-type="float">
            <text:p>-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708" calcext:value-type="float">
            <text:p>-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5848" calcext:value-type="float">
            <text:p>-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8416" calcext:value-type="float">
            <text:p>-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6976" calcext:value-type="float">
            <text:p>-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612" calcext:value-type="float">
            <text:p>-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6976" calcext:value-type="float">
            <text:p>-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4408" calcext:value-type="float">
            <text:p>-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4784" calcext:value-type="float">
            <text:p>-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468" calcext:value-type="float">
            <text:p>-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5056" calcext:value-type="float">
            <text:p>-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2008" calcext:value-type="float">
            <text:p>-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4304" calcext:value-type="float">
            <text:p>-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1256" calcext:value-type="float">
            <text:p>-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5056" calcext:value-type="float">
            <text:p>-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6768" calcext:value-type="float">
            <text:p>-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4096" calcext:value-type="float">
            <text:p>-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5328" calcext:value-type="float">
            <text:p>-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248" calcext:value-type="float">
            <text:p>-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4576" calcext:value-type="float">
            <text:p>-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9816" calcext:value-type="float">
            <text:p>-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7144" calcext:value-type="float">
            <text:p>-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6288" calcext:value-type="float">
            <text:p>-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0192" calcext:value-type="float">
            <text:p>-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8856" calcext:value-type="float">
            <text:p>-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568" calcext:value-type="float">
            <text:p>-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1424" calcext:value-type="float">
            <text:p>-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8376" calcext:value-type="float">
            <text:p>-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0776" calcext:value-type="float">
            <text:p>-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3824" calcext:value-type="float">
            <text:p>-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4952" calcext:value-type="float">
            <text:p>-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6184" calcext:value-type="float">
            <text:p>-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0088" calcext:value-type="float">
            <text:p>-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18" calcext:value-type="float">
            <text:p>-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5328" calcext:value-type="float">
            <text:p>-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276" calcext:value-type="float">
            <text:p>-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6184" calcext:value-type="float">
            <text:p>-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7896" calcext:value-type="float">
            <text:p>-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9232" calcext:value-type="float">
            <text:p>-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5224" calcext:value-type="float">
            <text:p>-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544" calcext:value-type="float">
            <text:p>-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3304" calcext:value-type="float">
            <text:p>-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27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6832" calcext:value-type="float">
            <text:p>-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228" calcext:value-type="float">
            <text:p>-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3136" calcext:value-type="float">
            <text:p>-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568" calcext:value-type="float">
            <text:p>-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4576" calcext:value-type="float">
            <text:p>-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4576" calcext:value-type="float">
            <text:p>-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2864" calcext:value-type="float">
            <text:p>-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564" calcext:value-type="float">
            <text:p>-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0504" calcext:value-type="float">
            <text:p>-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9376" calcext:value-type="float">
            <text:p>-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1672" calcext:value-type="float">
            <text:p>-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3592" calcext:value-type="float">
            <text:p>-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8832" calcext:value-type="float">
            <text:p>-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3152" calcext:value-type="float">
            <text:p>-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74592" calcext:value-type="float">
            <text:p>-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0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98976" calcext:value-type="float">
            <text:p>-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7536" calcext:value-type="float">
            <text:p>-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58768" calcext:value-type="float">
            <text:p>-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5992" calcext:value-type="float">
            <text:p>-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8808" calcext:value-type="float">
            <text:p>-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8912" calcext:value-type="float">
            <text:p>-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7472" calcext:value-type="float">
            <text:p>-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5864" calcext:value-type="float">
            <text:p>-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0248" calcext:value-type="float">
            <text:p>-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5384" calcext:value-type="float">
            <text:p>-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8432" calcext:value-type="float">
            <text:p>-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3776" calcext:value-type="float">
            <text:p>-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5968" calcext:value-type="float">
            <text:p>-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768" calcext:value-type="float">
            <text:p>-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1272" calcext:value-type="float">
            <text:p>-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9624" calcext:value-type="float">
            <text:p>-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7496" calcext:value-type="float">
            <text:p>-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9272" calcext:value-type="float">
            <text:p>-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6976" calcext:value-type="float">
            <text:p>-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276" calcext:value-type="float">
            <text:p>-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544" calcext:value-type="float">
            <text:p>-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3304" calcext:value-type="float">
            <text:p>-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8232" calcext:value-type="float">
            <text:p>-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556" calcext:value-type="float">
            <text:p>-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7752" calcext:value-type="float">
            <text:p>-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416" calcext:value-type="float">
            <text:p>-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8024" calcext:value-type="float">
            <text:p>-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316" calcext:value-type="float">
            <text:p>-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316" calcext:value-type="float">
            <text:p>-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7064" calcext:value-type="float">
            <text:p>-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1824" calcext:value-type="float">
            <text:p>-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536" calcext:value-type="float">
            <text:p>-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22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536" calcext:value-type="float">
            <text:p>-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0968" calcext:value-type="float">
            <text:p>-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5832" calcext:value-type="float">
            <text:p>-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4768" calcext:value-type="float">
            <text:p>-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9528" calcext:value-type="float">
            <text:p>-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8192" calcext:value-type="float">
            <text:p>-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8232" calcext:value-type="float">
            <text:p>-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7752" calcext:value-type="float">
            <text:p>-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4328" calcext:value-type="float">
            <text:p>-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3576" calcext:value-type="float">
            <text:p>-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0152" calcext:value-type="float">
            <text:p>-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4328" calcext:value-type="float">
            <text:p>-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0152" calcext:value-type="float">
            <text:p>-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13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9336" calcext:value-type="float">
            <text:p>-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1424" calcext:value-type="float">
            <text:p>-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5912" calcext:value-type="float">
            <text:p>-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6016" calcext:value-type="float">
            <text:p>-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6872" calcext:value-type="float">
            <text:p>-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0776" calcext:value-type="float">
            <text:p>-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5744" calcext:value-type="float">
            <text:p>-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8312" calcext:value-type="float">
            <text:p>-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6224" calcext:value-type="float">
            <text:p>-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6976" calcext:value-type="float">
            <text:p>-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7352" calcext:value-type="float">
            <text:p>-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6664" calcext:value-type="float">
            <text:p>-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896" calcext:value-type="float">
            <text:p>-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1152" calcext:value-type="float">
            <text:p>-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0024" calcext:value-type="float">
            <text:p>-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0024" calcext:value-type="float">
            <text:p>-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9648" calcext:value-type="float">
            <text:p>-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9272" calcext:value-type="float">
            <text:p>-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3176" calcext:value-type="float">
            <text:p>-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0024" calcext:value-type="float">
            <text:p>-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3928" calcext:value-type="float">
            <text:p>-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2696" calcext:value-type="float">
            <text:p>-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8312" calcext:value-type="float">
            <text:p>-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184" calcext:value-type="float">
            <text:p>-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3656" calcext:value-type="float">
            <text:p>-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0984" calcext:value-type="float">
            <text:p>-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7936" calcext:value-type="float">
            <text:p>-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0984" calcext:value-type="float">
            <text:p>-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4888" calcext:value-type="float">
            <text:p>-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1464" calcext:value-type="float">
            <text:p>-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0232" calcext:value-type="float">
            <text:p>-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376" calcext:value-type="float">
            <text:p>-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8896" calcext:value-type="float">
            <text:p>-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5472" calcext:value-type="float">
            <text:p>-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0336" calcext:value-type="float">
            <text:p>-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1192" calcext:value-type="float">
            <text:p>-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9856" calcext:value-type="float">
            <text:p>-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3-2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5576" calcext:value-type="float">
            <text:p>-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4512" calcext:value-type="float">
            <text:p>-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5368" calcext:value-type="float">
            <text:p>-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7664" calcext:value-type="float">
            <text:p>-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8144" calcext:value-type="float">
            <text:p>-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0712" calcext:value-type="float">
            <text:p>-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3384" calcext:value-type="float">
            <text:p>-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0608" calcext:value-type="float">
            <text:p>-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9168" calcext:value-type="float">
            <text:p>-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4992" calcext:value-type="float">
            <text:p>-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804" calcext:value-type="float">
            <text:p>-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3656" calcext:value-type="float">
            <text:p>-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2-04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4344" calcext:value-type="float">
            <text:p>-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18312" calcext:value-type="float">
            <text:p>-2.6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454787096774" calcext:value-type="float">
            <text:p>-2.5645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2492" calcext:value-type="float">
            <text:p>-2.4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75096774193" calcext:value-type="float">
            <text:p>-2.50575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781625806452" calcext:value-type="float">
            <text:p>-2.1678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585" calcext:value-type="float">
            <text:p>-2.35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4576" calcext:value-type="float">
            <text:p>-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73572413793" calcext:value-type="float">
            <text:p>-3.04873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270838709677" calcext:value-type="float">
            <text:p>-2.7427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244851612903" calcext:value-type="float">
            <text:p>-2.4824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76992" calcext:value-type="float">
            <text:p>-2.3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862632258065" calcext:value-type="float">
            <text:p>-1.9386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683303225807" calcext:value-type="float">
            <text:p>-2.16683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941832258064" calcext:value-type="float">
            <text:p>-2.17941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10312" calcext:value-type="float">
            <text:p>-2.56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406606451613" calcext:value-type="float">
            <text:p>-3.7240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798504" calcext:value-type="float">
            <text:p>-3.6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7704" calcext:value-type="float">
            <text:p>-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120257142857" calcext:value-type="float">
            <text:p>-3.96120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937548387097" calcext:value-type="float">
            <text:p>-3.7293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229083870968" calcext:value-type="float">
            <text:p>-3.4822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61176" calcext:value-type="float">
            <text:p>-3.17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563" calcext:value-type="float">
            <text:p>-3.135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3804" calcext:value-type="float">
            <text:p>-3.0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861828571429" calcext:value-type="float">
            <text:p>-2.87861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910857142857" calcext:value-type="float">
            <text:p>-3.20910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441909677419" calcext:value-type="float">
            <text:p>-3.5744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997457142857" calcext:value-type="float">
            <text:p>-3.27997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410683870968" calcext:value-type="float">
            <text:p>-3.5341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263714285714" calcext:value-type="float">
            <text:p>-3.6826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828258064516" calcext:value-type="float">
            <text:p>-3.5882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2528" calcext:value-type="float">
            <text:p>-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51648" calcext:value-type="float">
            <text:p>-3.32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13832258065" calcext:value-type="float">
            <text:p>-2.9871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02224" calcext:value-type="float">
            <text:p>-3.10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51904516129" calcext:value-type="float">
            <text:p>-2.1751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55384" calcext:value-type="float">
            <text:p>-1.9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7344" calcext:value-type="float">
            <text:p>-2.24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523019354839" calcext:value-type="float">
            <text:p>-2.6652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53824" calcext:value-type="float">
            <text:p>-2.47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77008" calcext:value-type="float">
            <text:p>-2.7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259628571429" calcext:value-type="float">
            <text:p>-2.70259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153419354839" calcext:value-type="float">
            <text:p>-2.8115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83896774194" calcext:value-type="float">
            <text:p>-2.8288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9484" calcext:value-type="float">
            <text:p>-2.7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3944" calcext:value-type="float">
            <text:p>-2.8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04" calcext:value-type="float">
            <text:p>-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51535483871" calcext:value-type="float">
            <text:p>-2.2675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74392" calcext:value-type="float">
            <text:p>-2.77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980975" calcext:value-type="float">
            <text:p>-3.0498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379458064516" calcext:value-type="float">
            <text:p>-3.4937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39104516129" calcext:value-type="float">
            <text:p>-3.3639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49512" calcext:value-type="float">
            <text:p>-3.44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214064516129" calcext:value-type="float">
            <text:p>-3.3621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90665" calcext:value-type="float">
            <text:p>-3.1990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91048" calcext:value-type="float">
            <text:p>-3.09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274690909091" calcext:value-type="float">
            <text:p>-3.11274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885651612903" calcext:value-type="float">
            <text:p>-2.6988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435690322581" calcext:value-type="float">
            <text:p>-2.6343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61135483871" calcext:value-type="float">
            <text:p>-2.6546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6416" calcext:value-type="float">
            <text:p>-2.9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215793548387" calcext:value-type="float">
            <text:p>-3.4021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471948387097" calcext:value-type="float">
            <text:p>-3.8147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522" calcext:value-type="float">
            <text:p>-3.6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784714285714" calcext:value-type="float">
            <text:p>-3.45784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585425" calcext:value-type="float">
            <text:p>-3.4058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0095" calcext:value-type="float">
            <text:p>-3.1240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4464" calcext:value-type="float">
            <text:p>-2.98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830981818182" calcext:value-type="float">
            <text:p>-2.848309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41904" calcext:value-type="float">
            <text:p>-2.84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15275" calcext:value-type="float">
            <text:p>-3.1271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91855483871" calcext:value-type="float">
            <text:p>-3.1191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5444" calcext:value-type="float">
            <text:p>-3.42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600361290323" calcext:value-type="float">
            <text:p>-3.7160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9160180645161" calcext:value-type="float">
            <text:p>-3.9916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7970477419355" calcext:value-type="float">
            <text:p>-3.9797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757514285714" calcext:value-type="float">
            <text:p>-3.56757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005832258065" calcext:value-type="float">
            <text:p>-3.4900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926012903226" calcext:value-type="float">
            <text:p>-3.5192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93912" calcext:value-type="float">
            <text:p>-3.40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416490322581" calcext:value-type="float">
            <text:p>-3.3841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77304" calcext:value-type="float">
            <text:p>-3.22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797703225807" calcext:value-type="float">
            <text:p>-2.93797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8831" calcext:value-type="float">
            <text:p>-2.8388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8824" calcext:value-type="float">
            <text:p>-2.91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919716129032" calcext:value-type="float">
            <text:p>-3.0891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3648" calcext:value-type="float">
            <text:p>-3.02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320928" calcext:value-type="float">
            <text:p>-3.183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229457142857" calcext:value-type="float">
            <text:p>-2.79229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815675" calcext:value-type="float">
            <text:p>-2.7781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429883870968" calcext:value-type="float">
            <text:p>-2.7842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85976" calcext:value-type="float">
            <text:p>-2.69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2418" calcext:value-type="float">
            <text:p>-2.582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93704" calcext:value-type="float">
            <text:p>-2.3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26575" calcext:value-type="float">
            <text:p>-2.212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438658064516" calcext:value-type="float">
            <text:p>-2.1343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422371428571" calcext:value-type="float">
            <text:p>-2.33422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922475" calcext:value-type="float">
            <text:p>-2.1792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1136" calcext:value-type="float">
            <text:p>-2.25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989" calcext:value-type="float">
            <text:p>-2.5789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2696" calcext:value-type="float">
            <text:p>-2.48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469858064516" calcext:value-type="float">
            <text:p>-2.3446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549109677419" calcext:value-type="float">
            <text:p>-2.2454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093393548387" calcext:value-type="float">
            <text:p>-1.9909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689729032258" calcext:value-type="float">
            <text:p>-1.7468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422012903226" calcext:value-type="float">
            <text:p>-1.2942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81832258065" calcext:value-type="float">
            <text:p>-1.5698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0444" calcext:value-type="float">
            <text:p>-2.7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75371428571" calcext:value-type="float">
            <text:p>-2.7647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08704516129" calcext:value-type="float">
            <text:p>-1.9008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05184516129" calcext:value-type="float">
            <text:p>-1.3705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585083870968" calcext:value-type="float">
            <text:p>-1.4858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910116129032" calcext:value-type="float">
            <text:p>-1.5591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938425806452" calcext:value-type="float">
            <text:p>-1.7593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960145454546" calcext:value-type="float">
            <text:p>-1.729601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183675" calcext:value-type="float">
            <text:p>-1.7418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8528" calcext:value-type="float">
            <text:p>-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15595" calcext:value-type="float">
            <text:p>-2.5715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070116129032" calcext:value-type="float">
            <text:p>-2.9307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607375" calcext:value-type="float">
            <text:p>-2.8760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718342857143" calcext:value-type="float">
            <text:p>-2.93718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0552" calcext:value-type="float">
            <text:p>-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910064516129" calcext:value-type="float">
            <text:p>-1.8991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94304516129" calcext:value-type="float">
            <text:p>-1.8094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42656" calcext:value-type="float">
            <text:p>-2.07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7113" calcext:value-type="float">
            <text:p>-2.0471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795525" calcext:value-type="float">
            <text:p>-1.9279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91528" calcext:value-type="float">
            <text:p>-1.95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444725" calcext:value-type="float">
            <text:p>-2.0544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904" calcext:value-type="float">
            <text:p>-2.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199825" calcext:value-type="float">
            <text:p>-2.2719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71889655172" calcext:value-type="float">
            <text:p>-2.782718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2497" calcext:value-type="float">
            <text:p>-2.4524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836875" calcext:value-type="float">
            <text:p>-2.1883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78072" calcext:value-type="float">
            <text:p>-1.6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755070967742" calcext:value-type="float">
            <text:p>-1.8375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8712" calcext:value-type="float">
            <text:p>-1.3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791264" calcext:value-type="float">
            <text:p>-1.007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86025" calcext:value-type="float">
            <text:p>-0.7868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6418580645161" calcext:value-type="float">
            <text:p>-0.86641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058219354839" calcext:value-type="float">
            <text:p>-1.2905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397677419355" calcext:value-type="float">
            <text:p>-1.5839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664283870968" calcext:value-type="float">
            <text:p>-1.7266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484082758621" calcext:value-type="float">
            <text:p>-1.524840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877" calcext:value-type="float">
            <text:p>-1.588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638322580645" calcext:value-type="float">
            <text:p>-1.2963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66168" calcext:value-type="float">
            <text:p>-1.22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78675" calcext:value-type="float">
            <text:p>-0.9607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9864" calcext:value-type="float">
            <text:p>-0.6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4825" calcext:value-type="float">
            <text:p>-0.50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071741935484" calcext:value-type="float">
            <text:p>-0.74607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41536" calcext:value-type="float">
            <text:p>-0.9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03638709677" calcext:value-type="float">
            <text:p>-1.1760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5424" calcext:value-type="float">
            <text:p>-1.9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989525" calcext:value-type="float">
            <text:p>-2.2098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9952" calcext:value-type="float">
            <text:p>-2.4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442141935484" calcext:value-type="float">
            <text:p>-2.0444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436412903226" calcext:value-type="float">
            <text:p>-1.6843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059922580645" calcext:value-type="float">
            <text:p>-1.5005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047225806452" calcext:value-type="float">
            <text:p>-1.3204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09928" calcext:value-type="float">
            <text:p>-1.44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547" calcext:value-type="float">
            <text:p>-1.3285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64765" calcext:value-type="float">
            <text:p>-1.5264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00672" calcext:value-type="float">
            <text:p>-1.96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504541935484" calcext:value-type="float">
            <text:p>-2.4650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84168" calcext:value-type="float">
            <text:p>-2.92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60685" calcext:value-type="float">
            <text:p>-3.5960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334485714286" calcext:value-type="float">
            <text:p>-3.79334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5434348387097" calcext:value-type="float">
            <text:p>-3.8543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266658064516" calcext:value-type="float">
            <text:p>-3.6126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33888" calcext:value-type="float">
            <text:p>-3.59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170064516129" calcext:value-type="float">
            <text:p>-3.6517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394477419355" calcext:value-type="float">
            <text:p>-3.6139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083922580645" calcext:value-type="float">
            <text:p>-3.4208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853125" calcext:value-type="float">
            <text:p>-3.4885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1306" calcext:value-type="float">
            <text:p>-3.591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48303" calcext:value-type="float">
            <text:p>-3.9483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742624" calcext:value-type="float">
            <text:p>-3.67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605006451613" calcext:value-type="float">
            <text:p>-3.5960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761406896552" calcext:value-type="float">
            <text:p>-3.71761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922503225806" calcext:value-type="float">
            <text:p>-3.77922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310038709677" calcext:value-type="float">
            <text:p>-3.5931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30184" calcext:value-type="float">
            <text:p>-3.37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06544516129" calcext:value-type="float">
            <text:p>-3.2206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48784" calcext:value-type="float">
            <text:p>-3.01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57496774194" calcext:value-type="float">
            <text:p>-2.6215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322916129032" calcext:value-type="float">
            <text:p>-2.5832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36228571429" calcext:value-type="float">
            <text:p>-2.48136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22335483871" calcext:value-type="float">
            <text:p>-3.122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35744" calcext:value-type="float">
            <text:p>-3.50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81664516129" calcext:value-type="float">
            <text:p>-3.888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318124137931" calcext:value-type="float">
            <text:p>-3.93318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89285" calcext:value-type="float">
            <text:p>-3.6189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197238709677" calcext:value-type="float">
            <text:p>-3.7119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915019354839" calcext:value-type="float">
            <text:p>-3.5491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314683870968" calcext:value-type="float">
            <text:p>-3.4731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53248" calcext:value-type="float">
            <text:p>-3.33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374296774194" calcext:value-type="float">
            <text:p>-3.2037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20232258064" calcext:value-type="float">
            <text:p>-3.11820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022064516129" calcext:value-type="float">
            <text:p>-3.2402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506141935484" calcext:value-type="float">
            <text:p>-3.3550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18648" calcext:value-type="float">
            <text:p>-3.59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347675" calcext:value-type="float">
            <text:p>-3.4334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408142857143" calcext:value-type="float">
            <text:p>-3.26408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3497" calcext:value-type="float">
            <text:p>-2.8334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91744516129" calcext:value-type="float">
            <text:p>-2.8091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432258064516" calcext:value-type="float">
            <text:p>-2.3843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809987096774" calcext:value-type="float">
            <text:p>-2.0280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14344" calcext:value-type="float">
            <text:p>-1.62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90985" calcext:value-type="float">
            <text:p>-1.1690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772516129032" calcext:value-type="float">
            <text:p>-1.2177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1448" calcext:value-type="float">
            <text:p>-1.13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33496774194" calcext:value-type="float">
            <text:p>-1.4633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085858064516" calcext:value-type="float">
            <text:p>-2.1008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038993548387" calcext:value-type="float">
            <text:p>-2.2103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777142857143" calcext:value-type="float">
            <text:p>-2.3077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587922580645" calcext:value-type="float">
            <text:p>-1.8358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415587096774" calcext:value-type="float">
            <text:p>-1.7141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72816" calcext:value-type="float">
            <text:p>-1.5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973485714286" calcext:value-type="float">
            <text:p>-1.57973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65371428571" calcext:value-type="float">
            <text:p>-1.0756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13238709677" calcext:value-type="float">
            <text:p>-1.1821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58848" calcext:value-type="float">
            <text:p>-1.46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440464516129" calcext:value-type="float">
            <text:p>-1.6644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948257142857" calcext:value-type="float">
            <text:p>-1.62948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764387096774" calcext:value-type="float">
            <text:p>-1.4276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603019354839" calcext:value-type="float">
            <text:p>-1.4460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52929032258" calcext:value-type="float">
            <text:p>-1.0885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243975" calcext:value-type="float">
            <text:p>-1.2324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0176" calcext:value-type="float">
            <text:p>-1.10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091975" calcext:value-type="float">
            <text:p>-0.5009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2526451612903" calcext:value-type="float">
            <text:p>-0.67252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9009806451613" calcext:value-type="float">
            <text:p>-0.77900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29367741936" calcext:value-type="float">
            <text:p>-1.2312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849987096774" calcext:value-type="float">
            <text:p>-1.4184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109085714286" calcext:value-type="float">
            <text:p>-1.76109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69345454546" calcext:value-type="float">
            <text:p>-2.084693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026430769231" calcext:value-type="float">
            <text:p>-1.880264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80208" calcext:value-type="float">
            <text:p>-1.5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251380645161" calcext:value-type="float">
            <text:p>-1.3825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7681" calcext:value-type="float">
            <text:p>-1.2576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109028571429" calcext:value-type="float">
            <text:p>-1.32109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68275" calcext:value-type="float">
            <text:p>-2.0336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436877419355" calcext:value-type="float">
            <text:p>-2.4343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59785" calcext:value-type="float">
            <text:p>-2.8759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05744" calcext:value-type="float">
            <text:p>-2.36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442707692308" calcext:value-type="float">
            <text:p>-1.834427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78575483871" calcext:value-type="float">
            <text:p>-1.6378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7896" calcext:value-type="float">
            <text:p>-1.31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99535" calcext:value-type="float">
            <text:p>-0.3899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0485419354839" calcext:value-type="float">
            <text:p>-0.27048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5961806451613" calcext:value-type="float">
            <text:p>-0.77596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4014" calcext:value-type="float">
            <text:p>-0.87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288412903226" calcext:value-type="float">
            <text:p>-1.2728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73" calcext:value-type="float">
            <text:p>-1.2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535927272727" calcext:value-type="float">
            <text:p>-1.685359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083019354839" calcext:value-type="float">
            <text:p>-1.7508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390565517241" calcext:value-type="float">
            <text:p>-1.79390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752675" calcext:value-type="float">
            <text:p>-1.5475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707690322581" calcext:value-type="float">
            <text:p>-1.5370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397677419355" calcext:value-type="float">
            <text:p>-1.5839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3725" calcext:value-type="float">
            <text:p>-1.456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8720516129032" calcext:value-type="float">
            <text:p>-0.84872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4909161290323" calcext:value-type="float">
            <text:p>-0.78490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8947692307692" calcext:value-type="float">
            <text:p>-0.958947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99723076923" calcext:value-type="float">
            <text:p>-1.325997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375096774194" calcext:value-type="float">
            <text:p>-1.7437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862064516129" calcext:value-type="float">
            <text:p>-1.8686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504331034483" calcext:value-type="float">
            <text:p>-2.015043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933485714286" calcext:value-type="float">
            <text:p>-2.18933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78742857143" calcext:value-type="float">
            <text:p>-2.43578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088774193548" calcext:value-type="float">
            <text:p>-1.9408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96512" calcext:value-type="float">
            <text:p>-1.67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703096774194" calcext:value-type="float">
            <text:p>-1.3170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4597333333333" calcext:value-type="float">
            <text:p>-0.884597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1608" calcext:value-type="float">
            <text:p>-1.1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437066666667" calcext:value-type="float">
            <text:p>-2.03437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0064" calcext:value-type="float">
            <text:p>-2.6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819716129032" calcext:value-type="float">
            <text:p>-2.7081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112685714286" calcext:value-type="float">
            <text:p>-2.81112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887948387097" calcext:value-type="float">
            <text:p>-2.8088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529987096774" calcext:value-type="float">
            <text:p>-2.4852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74504" calcext:value-type="float">
            <text:p>-2.25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262270967742" calcext:value-type="float">
            <text:p>-2.0326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14144" calcext:value-type="float">
            <text:p>-1.46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22632258065" calcext:value-type="float">
            <text:p>-1.0242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26595862069" calcext:value-type="float">
            <text:p>-1.78265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747483870968" calcext:value-type="float">
            <text:p>-2.2874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71192" calcext:value-type="float">
            <text:p>-2.75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477367741935" calcext:value-type="float">
            <text:p>-2.40477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987885714286" calcext:value-type="float">
            <text:p>-1.96987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004929032258" calcext:value-type="float">
            <text:p>-1.8200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597187096774" calcext:value-type="float">
            <text:p>-1.7659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8112" calcext:value-type="float">
            <text:p>-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651612903226" calcext:value-type="float">
            <text:p>-1.3765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8728" calcext:value-type="float">
            <text:p>-0.3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235974193548387" calcext:value-type="float">
            <text:p>-0.0023597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9883870967742" calcext:value-type="float">
            <text:p>-0.29988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97192" calcext:value-type="float">
            <text:p>-0.69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316180645161" calcext:value-type="float">
            <text:p>-1.2331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45072" calcext:value-type="float">
            <text:p>-1.9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917006451613" calcext:value-type="float">
            <text:p>-1.8891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045742857143" calcext:value-type="float">
            <text:p>-1.70045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66255483871" calcext:value-type="float">
            <text:p>-1.6866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249032258065" calcext:value-type="float">
            <text:p>-1.6124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5204" calcext:value-type="float">
            <text:p>-1.50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564283870968" calcext:value-type="float">
            <text:p>-1.3456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36568" calcext:value-type="float">
            <text:p>-0.40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6662193548387" calcext:value-type="float">
            <text:p>-0.40666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8784516129032" calcext:value-type="float">
            <text:p>-0.59878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32168" calcext:value-type="float">
            <text:p>-0.69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649290322581" calcext:value-type="float">
            <text:p>-0.52464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95352" calcext:value-type="float">
            <text:p>-1.25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500051612903" calcext:value-type="float">
            <text:p>-1.5650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487337931035" calcext:value-type="float">
            <text:p>-1.364873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084206451613" calcext:value-type="float">
            <text:p>-1.5508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46304516129" calcext:value-type="float">
            <text:p>-1.5046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3448" calcext:value-type="float">
            <text:p>-1.4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459561290323" calcext:value-type="float">
            <text:p>-1.5945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24" calcext:value-type="float">
            <text:p>-1.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2037230769231" calcext:value-type="float">
            <text:p>-0.1220372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1264" calcext:value-type="float">
            <text:p>-0.1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5844" calcext:value-type="float">
            <text:p>-0.02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4707096774193" calcext:value-type="float">
            <text:p>-0.0544707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8348285714286" calcext:value-type="float">
            <text:p>0.718348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6158451612903" calcext:value-type="float">
            <text:p>0.77615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693935483871" calcext:value-type="float">
            <text:p>0.83269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8576" calcext:value-type="float">
            <text:p>0.8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6736516129032" calcext:value-type="float">
            <text:p>0.97673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844" calcext:value-type="float">
            <text:p>1.54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92025806452" calcext:value-type="float">
            <text:p>1.4759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55303225807" calcext:value-type="float">
            <text:p>1.45055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84" calcext:value-type="float">
            <text:p>1.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79814193548387" calcext:value-type="float">
            <text:p>0.047981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26992" calcext:value-type="float">
            <text:p>0.4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8929806451613" calcext:value-type="float">
            <text:p>-0.13892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96685714285714" calcext:value-type="float">
            <text:p>0.0069668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8096516129032" calcext:value-type="float">
            <text:p>0.42809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5060129032258" calcext:value-type="float">
            <text:p>0.39506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79392" calcext:value-type="float">
            <text:p>0.4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938322580645" calcext:value-type="float">
            <text:p>0.24393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9816" calcext:value-type="float">
            <text:p>0.18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7968774193548" calcext:value-type="float">
            <text:p>0.75796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3914064516129" calcext:value-type="float">
            <text:p>0.98391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3104" calcext:value-type="float">
            <text:p>0.8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884903225806453" calcext:value-type="float">
            <text:p>0.008849032258064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3552" calcext:value-type="float">
            <text:p>0.07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1896774193548" calcext:value-type="float">
            <text:p>0.018189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68085714285714" calcext:value-type="float">
            <text:p>0.046808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6812903225806" calcext:value-type="float">
            <text:p>-0.018681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9514064516129" calcext:value-type="float">
            <text:p>0.06951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4404" calcext:value-type="float">
            <text:p>0.1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0716903225807" calcext:value-type="float">
            <text:p>-0.180716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37896" calcext:value-type="float">
            <text:p>0.04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3232516129032" calcext:value-type="float">
            <text:p>0.37323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3423741935484" calcext:value-type="float">
            <text:p>0.13342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308" calcext:value-type="float">
            <text:p>-0.05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114275" calcext:value-type="float">
            <text:p>-0.7611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21632" calcext:value-type="float">
            <text:p>-0.44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3463741935484" calcext:value-type="float">
            <text:p>-0.45346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2305655172414" calcext:value-type="float">
            <text:p>-0.422305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098064516129" calcext:value-type="float">
            <text:p>-0.55109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0288258064516" calcext:value-type="float">
            <text:p>-0.61028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852" calcext:value-type="float">
            <text:p>-0.8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5783225806452" calcext:value-type="float">
            <text:p>-0.30578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75128" calcext:value-type="float">
            <text:p>0.26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6460129032258" calcext:value-type="float">
            <text:p>0.16646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21104" calcext:value-type="float">
            <text:p>-0.17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529032258065" calcext:value-type="float">
            <text:p>-0.87752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356" calcext:value-type="float">
            <text:p>-0.81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7702451612903" calcext:value-type="float">
            <text:p>-0.93770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661142857143" calcext:value-type="float">
            <text:p>-0.826661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0109161290323" calcext:value-type="float">
            <text:p>-0.48010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32098064516129" calcext:value-type="float">
            <text:p>-0.093209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55963636363637" calcext:value-type="float">
            <text:p>-0.09559636363636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72885714285714" calcext:value-type="float">
            <text:p>-0.077288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002" calcext:value-type="float">
            <text:p>-0.1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6035555555556" calcext:value-type="float">
            <text:p>-0.736035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067483870968" calcext:value-type="float">
            <text:p>-1.2206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491" calcext:value-type="float">
            <text:p>-1.184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71432258065" calcext:value-type="float">
            <text:p>-1.11871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45264516129" calcext:value-type="float">
            <text:p>-1.434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11568" calcext:value-type="float">
            <text:p>-0.7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375096774194" calcext:value-type="float">
            <text:p>-1.7437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594967741936" calcext:value-type="float">
            <text:p>-1.1459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117419354839" calcext:value-type="float">
            <text:p>-0.75511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6272" calcext:value-type="float">
            <text:p>-0.9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6345" calcext:value-type="float">
            <text:p>-1.236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524" calcext:value-type="float">
            <text:p>-1.2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345032258065" calcext:value-type="float">
            <text:p>-1.6734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272857142857" calcext:value-type="float">
            <text:p>-1.6927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947612903226" calcext:value-type="float">
            <text:p>-2.1994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45135483871" calcext:value-type="float">
            <text:p>-2.314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18" calcext:value-type="float">
            <text:p>-1.7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169806451613" calcext:value-type="float">
            <text:p>-1.5416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647111111111" calcext:value-type="float">
            <text:p>-1.11647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619741935484" calcext:value-type="float">
            <text:p>-1.7761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59904" calcext:value-type="float">
            <text:p>-2.00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959225806452" calcext:value-type="float">
            <text:p>-1.8995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929406896552" calcext:value-type="float">
            <text:p>-1.91929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594787096774" calcext:value-type="float">
            <text:p>-2.3359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54868965517" calcext:value-type="float">
            <text:p>-2.34054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54248" calcext:value-type="float">
            <text:p>-1.59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58735483871" calcext:value-type="float">
            <text:p>-1.765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284" calcext:value-type="float">
            <text:p>-1.38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716929032258" calcext:value-type="float">
            <text:p>-1.6371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582141935484" calcext:value-type="float">
            <text:p>-1.8158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3928" calcext:value-type="float">
            <text:p>-1.9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72" meta:object-count="0"/>
    <meta:user-defined meta:name="AppVersion">3.0</meta:user-defined>
  </office:meta>
</office:document-meta>
</file>